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, Calibri" svg:font-family="'Calibri, Calibri'" style:font-family-generic="roman" style:font-pitch="variable"/>
    <style:font-face style:name="Calibri, Calibri1" svg:font-family="'Calibri, Calib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line-height="150%"/>
    </style:style>
    <style:style style:name="P2" style:family="paragraph" style:parent-style-name="Default">
      <style:paragraph-properties fo:line-height="150%" fo:break-before="page"/>
    </style:style>
    <style:style style:name="P3" style:family="paragraph" style:parent-style-name="Default">
      <style:paragraph-properties fo:line-height="150%"/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P4" style:family="paragraph" style:parent-style-name="Default">
      <style:paragraph-properties fo:line-height="150%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5" style:family="paragraph" style:parent-style-name="Default">
      <style:paragraph-properties fo:line-height="150%"/>
      <style:text-properties style:font-name="Times New Roman" fo:font-size="11pt" officeooo:rsid="001e1a88" officeooo:paragraph-rsid="001e1a88" style:font-name-asian="Times New Roman1" style:font-size-asian="11pt" style:font-name-complex="Times New Roman1" style:font-size-complex="11pt"/>
    </style:style>
    <style:style style:name="P6" style:family="paragraph" style:parent-style-name="Default">
      <style:paragraph-properties fo:line-height="150%"/>
      <style:text-properties officeooo:rsid="001e1a88" officeooo:paragraph-rsid="001e1a88"/>
    </style:style>
    <style:style style:name="P7" style:family="paragraph" style:parent-style-name="Standard_20__28_user_29_">
      <style:paragraph-properties fo:line-height="150%"/>
      <style:text-properties officeooo:rsid="001e1a88" officeooo:paragraph-rsid="001e1a88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 style:font-weight-complex="bold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" style:family="text"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T7" style:family="text">
      <style:text-properties style:font-name="Times New Roman" fo:font-size="11.5pt" officeooo:rsid="001d09e4" style:font-name-asian="Times New Roman1" style:font-size-asian="11.5pt" style:font-name-complex="Times New Roman1" style:font-size-complex="11.5pt"/>
    </style:style>
    <style:style style:name="T8" style:family="text">
      <style:text-properties style:font-name="Times New Roman" fo:font-size="11.5pt" officeooo:rsid="001e1a88" style:font-name-asian="Times New Roman1" style:font-size-asian="11.5pt" style:font-name-complex="Times New Roman1" style:font-size-complex="11.5pt"/>
    </style:style>
    <style:style style:name="T9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0" style:family="text">
      <style:text-properties style:font-name="Times New Roman" fo:font-size="15.5pt" fo:font-weight="bold" style:font-name-asian="Times New Roman1" style:font-size-asian="15.5pt" style:font-weight-asian="bold" style:font-name-complex="Times New Roman1" style:font-size-complex="15.5pt" style:font-weight-complex="bold"/>
    </style:style>
    <style:style style:name="T11" style:family="text">
      <style:text-properties style:font-name="Times New Roman" fo:font-size="15.5pt" fo:font-style="italic" fo:font-weight="bold" style:font-name-asian="Times New Roman1" style:font-size-asian="15.5pt" style:font-style-asian="italic" style:font-weight-asian="bold" style:font-name-complex="Times New Roman1" style:font-size-complex="15.5pt" style:font-style-complex="italic" style:font-weight-complex="bold"/>
    </style:style>
    <style:style style:name="T12" style:family="text">
      <style:text-properties officeooo:rsid="001e1a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/><text:span text:style-name="T1">Expression-Communication IUT « A » - Dpt Informatique </text:span></text:p>
      <text:p text:style-name="P1"><text:span text:style-name="T2">----------------------------------------------------------------------------------------------------------------------------- -----</text:span></text:p>
      <text:p text:style-name="P1"><text:span text:style-name="T3">Exercices</text:span></text:p>
      <text:p text:style-name="P1"><text:span text:style-name="T4">I/ Trouver un synonyme pour chacun de ces mots :</text:span></text:p>
      <text:p text:style-name="P1"><text:span text:style-name="T6">Réunir : </text:span><text:span text:style-name="T7">Rassembler</text:span></text:p>
      <text:p text:style-name="P1"><text:span text:style-name="T6">Proscrire : <text:s/></text:span><text:span text:style-name="T7">interdire</text:span></text:p>
      <text:p text:style-name="P1"><text:span text:style-name="T6">Embarrasser : <text:s/></text:span><text:span text:style-name="T7">géner</text:span></text:p>
      <text:p text:style-name="P1"><text:span text:style-name="T6">Manœuvre : <text:s/></text:span><text:span text:style-name="T7">manigance</text:span></text:p>
      <text:p text:style-name="P1"><text:span text:style-name="T6">Pratiquer : <text:s/></text:span><text:span text:style-name="T8">Opérer</text:span></text:p>
      <text:p text:style-name="P1"><text:span text:style-name="T6">Imprévisible : <text:s/></text:span><text:span text:style-name="T8">innatendu</text:span></text:p>
      <text:p text:style-name="P1"><text:span text:style-name="T6">Déraper : <text:s/></text:span><text:span text:style-name="T8">glisser</text:span></text:p>
      <text:p text:style-name="P1"><text:span text:style-name="T6">Entasser :</text:span><text:bookmark text:name="_GoBack"/><text:span text:style-name="T6"> <text:s/></text:span><text:span text:style-name="T8">ammonceler</text:span></text:p>
      <text:p text:style-name="P3"/>
      <text:p text:style-name="P1"><text:span text:style-name="T4">II/ Remplacer le verbe </text:span><text:span text:style-name="T5">avoir </text:span><text:span text:style-name="T4">par un verbe plus approprié :</text:span></text:p>
      <text:p text:style-name="P1"><text:span text:style-name="T9">1) Pour sa performance remarquable au concert de dimanche, il a eu le premier prix et une bourse de perfectionnement.</text:span></text:p>
      <text:p text:style-name="P4"/>
      <text:p text:style-name="P1"><text:span text:style-name="T9">2) Pour le réveillon de Noël, le père Noël aura un costume de circonstance.</text:span></text:p>
      <text:p text:style-name="P4"><text:tab/><text:tab/><text:tab/><text:tab/><text:tab/><text:span text:style-name="T12">portera</text:span></text:p>
      <text:p text:style-name="P1"><text:span text:style-name="T9">3) Ce chef d’entreprise peut se permettre de faire des largesses parce qu’il a une fortune personnelle considérable.</text:span></text:p>
      <text:p text:style-name="P5">Posséde</text:p>
      <text:p text:style-name="P1"><text:span text:style-name="T9">4) La fenêtre de la salle à manger a deux mètres de large.</text:span></text:p>
      <text:p text:style-name="P5">Mesure</text:p>
      <text:p text:style-name="P5"/>
      <text:p text:style-name="P1"><text:span text:style-name="T9">5) Ce marathonien d’expérience a le record du monde depuis trois ans.</text:span></text:p>
      <text:p text:style-name="P5">Détient</text:p>
      <text:p text:style-name="P5"/>
      <text:p text:style-name="P1"><text:span text:style-name="T9">6) Avoir une bonne santé, voilà le secret de la réussite dans la vie !</text:span></text:p>
      <text:p text:style-name="P5">Garder </text:p>
      <text:p text:style-name="P5"/>
      <text:p text:style-name="P1"><text:span text:style-name="T9">7) Depuis qu’Élise a eu son doctorat en chimie, les offres d’emploi s’accumulent sur son bureau.</text:span></text:p>
      <text:p text:style-name="P5">Obtenue</text:p>
      <text:p text:style-name="P5"/>
      <text:p text:style-name="P1"><text:span text:style-name="T9"/></text:p>
      <text:p text:style-name="P2"><text:span text:style-name="T9">8) Dans ces circonstances, il est normal que cet enfant ait de la peine.</text:span></text:p>
      <text:p text:style-name="P5">Ressente </text:p>
      <text:p text:style-name="P5"/>
      <text:p text:style-name="P1"><text:span text:style-name="T9">9) Depuis que mon père a pris sa retraite, il a tout son temps pour bricoler tous les jours.</text:span></text:p>
      <text:p text:style-name="P5">Profite de</text:p>
      <text:p text:style-name="P5"/>
      <text:p text:style-name="P1"><text:span text:style-name="T9">10) Pour entrer à l’exposition, il faut avoir un laissez-passer.</text:span></text:p>
      <text:p text:style-name="P6">Détenir</text:p>
      <text:p text:style-name="P6"/>
      <text:p text:style-name="P1"><text:span text:style-name="T10">III/ Remplacer le verbe </text:span><text:span text:style-name="T11">faire </text:span><text:span text:style-name="T10">par un verbe plus approprié :</text:span></text:p>
      <text:p text:style-name="P1"><text:span text:style-name="T9">1) Tous ces éléments d’accompagnement font un ensemble mélodieux.</text:span></text:p>
      <text:p text:style-name="P5">Forment</text:p>
      <text:p text:style-name="P5"/>
      <text:p text:style-name="P1"><text:span text:style-name="T9">2) L’été passé, mes voisins ont décidé de faire la Gaspésie en camping.</text:span></text:p>
      <text:p text:style-name="P5">Visiter</text:p>
      <text:p text:style-name="P5"/>
      <text:p text:style-name="P1"><text:span text:style-name="T9">3) Deux cent vingt-cinq grammes de beurre font une tasse.</text:span></text:p>
      <text:p text:style-name="P4"/>
      <text:p text:style-name="P1"><text:span text:style-name="T9">4) Sa nièce lui a demandé de faire une mangeoire d’oiseaux pour son chalet à la campagne.</text:span></text:p>
      <text:p text:style-name="P4"/>
      <text:p text:style-name="P1"><text:span text:style-name="T9">5) Vu la situation délicate, nous avons décidé de ne rien faire avant votre retour.</text:span></text:p>
      <text:p text:style-name="P5">Entreprendre</text:p>
      <text:p text:style-name="P5"/>
      <text:p text:style-name="P1"><text:span text:style-name="T9">6) Le concours pour le mois de février consiste à faire un poème pour la Saint-Valentin.</text:span></text:p>
      <text:p text:style-name="P5">Écrire</text:p>
      <text:p text:style-name="P5"/>
      <text:p text:style-name="P1"><text:span text:style-name="T9">7) Au festival des fêtes gourmandes, les cuisiniers en profitent pour faire des plats régionaux.</text:span></text:p>
      <text:p text:style-name="P5">Préparer</text:p>
      <text:p text:style-name="P5"/>
      <text:p text:style-name="P1"><text:span text:style-name="T9">8) Au printemps, il ne faut pas trop attendre pour faire le gazon ; ce dernier pousse rapidement.</text:span></text:p>
      <text:p text:style-name="P5">Tondre</text:p>
      <text:p text:style-name="P5"/>
      <text:p text:style-name="P1"><text:span text:style-name="T9">9) Plusieurs villes ont profité des fusions pour faire de nouveaux règlements municipaux.</text:span></text:p>
      <text:p text:style-name="P7">Instaur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, Calibri" svg:font-family="'Calibri, Calibri'" style:font-family-generic="roman" style:font-pitch="variable"/>
    <style:font-face style:name="Calibri, Calibri1" svg:font-family="'Calibri, Calibr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835in" style:contextual-spacing="false"/>
    </style:style>
    <style:style style:name="caption" style:family="paragraph" style:parent-style-name="Standard_20__28_user_29_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efault" style:family="paragraph" style:parent-style-name="Standard_20__28_user_29_" style:default-outline-level="">
      <style:text-properties fo:color="#000000" loext:opacity="100%" style:font-name="Calibri, Calibri" fo:font-family="'Calibri, Calibri'" style:font-family-generic="roman" style:font-pitch="variable" style:font-name-asian="Calibri, Calibri1" style:font-family-asian="'Calibri, Calibri'" style:font-family-generic-asian="system" style:font-pitch-asian="variable" style:font-name-complex="Calibri, Calibri1" style:font-family-complex="'Calibri, Calib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3" style:display-name="RTF_Num 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4" style:display-name="RTF_Num 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5" style:display-name="RTF_Num 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6" style:display-name="RTF_Num 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7" style:display-name="RTF_Num 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8" style:display-name="RTF_Num 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9" style:display-name="RTF_Num 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0" style:display-name="RTF_Num 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1" style:display-name="RTF_Num 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2" style:display-name="RTF_Num 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3" style:display-name="RTF_Num 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scale Raspaud</meta:initial-creator>
    <dc:creator>Brice ARNAULT</dc:creator>
    <meta:editing-cycles>3</meta:editing-cycles>
    <meta:print-date>2017-10-03T11:37:00</meta:print-date>
    <meta:creation-date>2020-12-08T14:36:00</meta:creation-date>
    <dc:date>2021-10-29T09:26:46.614000000</dc:date>
    <meta:editing-duration>PT5M9S</meta:editing-duration>
    <meta:generator>LibreOffice/7.2.1.2$Windows_X86_64 LibreOffice_project/87b77fad49947c1441b67c559c339af8f3517e22</meta:generator>
    <meta:document-statistic meta:table-count="0" meta:image-count="0" meta:object-count="0" meta:page-count="2" meta:paragraph-count="49" meta:word-count="361" meta:character-count="2217" meta:non-whitespace-character-count="1889"/>
    <meta:user-defined meta:name="AppVersion">15.0000</meta:user-defined>
    <meta:template xlink:type="simple" xlink:actuate="onRequest" xlink:title="Normal" xlink:href=""/>
  </office:meta>
</office:document-meta>
</file>